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1E6F725959EFD3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3" draw:gradient-step-count="42" draw:textarea-horizontal-align="justify" draw:textarea-vertical-align="middle" draw:auto-grow-height="false" fo:min-height="19.95cm" fo:min-width="14cm"/>
    </style:style>
    <style:style style:name="P1" style:family="paragraph">
      <loext:graphic-properties draw:fill="gradient" draw:fill-gradient-name="Gradient_20_3" draw:gradient-step-count="42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.5cm" svg:height="20.2cm" svg:x="2.5cm" svg:y="6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radial" draw:cx="45%" draw:cy="85%" draw:start-color="#800000" draw:end-color="#ffff00" draw:start-intensity="100%" draw:end-intensity="100%" draw:border="20%"/>
    <draw:gradient draw:name="Gradient_20_3" draw:display-name="Gradient 3" draw:style="radial" draw:cx="50%" draw:cy="100%" draw:start-color="#fff200" draw:end-color="#fff9ae" draw:start-intensity="100%" draw:end-intensity="100%" draw:border="10%"/>
    <draw:gradient draw:name="gradient" draw:style="linear" draw:start-color="#fff200" draw:end-color="#fff685" draw:start-intensity="100%" draw:end-intensity="100%" draw:angle="300" draw:border="0%"/>
    <draw:fill-image draw:name="Bitmap_20_1" draw:display-name="Bitmap 1" xlink:href="Pictures/1000000000000008000000081E6F725959EFD36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3:25:43.788106562</meta:creation-date>
    <dc:date>2020-02-05T13:32:07.216565651</dc:date>
    <meta:editing-duration>PT6M25S</meta:editing-duration>
    <meta:editing-cycles>1</meta:editing-cycles>
    <meta:document-statistic meta:object-count="1"/>
    <meta:generator>LibreOffice/6.0.7.3$Linux_X86_64 LibreOffice_project/00m0$Build-3</meta:generator>
  </office:meta>
</office:document-meta>
</file>